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3d_20_print_20_parts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ta3" style:family="table" style:master-page-name="PageStyle_5f_Foglio4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 print par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1" table:default-cell-style-name="ce5"/>
        <table:table-row table:style-name="ro1"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e Bearing Suppor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ulder Geari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und Tube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m Botto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d Cap - Should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m To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und Tub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ream Botto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ream to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n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ir Routing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OM - by step" table:style-name="ta2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number-columns-repeated="1020" table:default-cell-style-name="ce5"/>
        <table:table-row table:style-name="ro1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Quant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Orang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Fa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utt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Yellow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8x19x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Half Bearing</text:p>
          </table:table-cell>
          <table:table-cell table:style-name="ce4" office:value-type="string" calcext:value-type="string">
            <text:p>90x1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Aluminium Tub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lt with red tape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Torsion spring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pin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43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8x19x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20x40x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Aluminium Tub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Coupling Shaft - Red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lt with green tape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Wash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-43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-32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5x14x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6x19x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Coupling Shaft - Blue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Coupling Shaft - Green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Wash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5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Ribbon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Raspi 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Panel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hiel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Label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DC Collector +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Power Switch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6x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3d print parts'.$A$1" table:cell-range-address="$'BOM - by step'.$A$1:.$D$74"/>
        </table:named-expressions>
      </table:table>
      <table:table table:name="BOM - overall" table:style-name="ta3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3" table:number-columns-repeated="1020" table:default-cell-style-name="ce5"/>
        <table:table-column table:style-name="co4" table:default-cell-style-name="ce5"/>
        <table:table-row table:style-name="ro2"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5x14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6x19x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uminium Tube</text:p>
          </table:table-cell>
          <table:table-cell office:value-type="string" calcext:value-type="string">
            <text:p>10 cm x 3.5 cm diamet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GT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utt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Red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Blue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Green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C Collector +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f Bearing</text:p>
          </table:table-cell>
          <table:table-cell table:style-name="ce4" office:value-type="string" calcext:value-type="string">
            <text:p>90x1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wer Switch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1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1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4x4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5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6x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M8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8x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8x9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asher</text:p>
          </table:table-cell>
          <table:table-cell table:style-name="ce8" office:value-type="string" calcext:value-type="string">
            <text:p>DIN9021 M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asher</text:p>
          </table:table-cell>
          <table:table-cell table:style-name="ce8" office:value-type="string" calcext:value-type="string">
            <text:p>DIN9021 M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urst Bearing </text:p>
          </table:table-cell>
          <table:table-cell table:style-name="ce8" office:value-type="string" calcext:value-type="string">
            <text:p>8x19x7 m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urst Bearing </text:p>
          </table:table-cell>
          <table:table-cell table:style-name="ce8" office:value-type="string" calcext:value-type="string">
            <text:p>20x40x14 m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</text:p>
          </table:table-cell>
          <table:table-cell table:style-name="Default" office:value-type="string" calcext:value-type="string">
            <text:p>GT2 397 mm 6 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 </text:p>
          </table:table-cell>
          <table:table-cell table:style-name="Default" office:value-type="string" calcext:value-type="string">
            <text:p>GT2 345 mm 6 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</text:p>
          </table:table-cell>
          <table:table-cell table:style-name="Default" office:value-type="string" calcext:value-type="string">
            <text:p>GT2 close 110 teeth 220 mm 6 mm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orsion Spring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3d print parts'.A1:'3d print parts'.B20" table:display-filter-buttons="true"/>
        <table:database-range table:name="__Anonymous_Sheet_DB__1" table:target-range-address="'BOM - by step'.A1:'BOM - by step'.D74" table:display-filter-buttons="true" table:orientation="column"/>
        <table:database-range table:name="__Anonymous_Sheet_DB__2" table:target-range-address="'BOM - overall'.A1:'BOM - overall'.C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0:14:08.860146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d_20_print_20_parts" style:display-name="PageStyle_3d print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4" style:display-name="PageStyle_Foglio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26T20:31:31.003492451</dc:date>
    <meta:editing-duration>PT17M19S</meta:editing-duration>
    <meta:editing-cycles>8</meta:editing-cycles>
    <meta:document-statistic meta:table-count="3" meta:cell-count="422" meta:object-count="0"/>
  </office:meta>
</office:document-meta>
</file>